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9.54pt"/>
    </style:style>
    <style:style style:name="co4" style:family="table-column">
      <style:table-column-properties fo:break-before="auto" style:column-width="138.8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</table:table-row>
        <table:table-row table:style-name="ro1">
          <table:table-cell table:style-name="ce2" office:value-type="string" calcext:value-type="string">
            <text:p>Androsphinx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All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nimated object, coloss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Animated object, gargantu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Animated object, hu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Animated object, lar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nimated object, mediu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nimated object, 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d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nimated object, ti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d4+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 marilith, 1d3+1 hezrou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bili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os bea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6+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our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ble djin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emental, air, sma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, air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mental, air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, air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mental, air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emental, air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lemental, earth, sma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, earth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mental, earth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, earth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mental, earth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emental, earth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lemental, fire, sma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, fire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mental, fire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, fire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mental, fire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emental, fire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lemental, water, sma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, water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mental, water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mental, water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mental, water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emental, water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riny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thereal filc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rmian work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ian work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mian taskmas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mian task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 1d6+5 warriors, 1d4+10 work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6+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2, 1d3+1 osyluth, 1d6+5 barbaz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abrez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labrez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 1 succubus, 1d3+1 vrock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em, cla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lem, c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lem, fles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lem, fl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lem, ir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lem, ir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olem, ston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lem, st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lem, stone, great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olem, stone, grea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ynosphin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ynosphin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4+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6+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zro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zro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monculu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len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ll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li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il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, 1d6+5 zombi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lfeshne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lfeshne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 1 hezrou, 1d3+1 vrock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, 1d6+5 hell houn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 1 nightma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 with nightmare each,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4+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ase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ase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3+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2, 1d3+1 cornugon, 1d3+1 hamatul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net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et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as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v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eater shad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human warrior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, human warrior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d4+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eleton, human warrior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eleton, human warrior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owl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eleton, chim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eleton, et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eleton, 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keleton, cloud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ld Desert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imated object, coloss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gargantu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hu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lar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mediu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d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ti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d4+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 marilith, 1d3+1 hezrous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ili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bea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g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6+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l de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ur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 djin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e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sm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air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sm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earth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sm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fire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sm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lar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grea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, water, el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ny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hereal filc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work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work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war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taskmas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task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an myrmar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 1d6+5 warriors, 1d4+10 workers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6+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u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2, 1d3+1 osyluth, 1d6+5 barbazu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brez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brez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 1 succubus, 1d3+1 vrocks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cla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c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fles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fl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ir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ir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3+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ston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st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stone, great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em, stone, grea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o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 1 nightmare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h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 with nightmare each,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4+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at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6+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c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sian warh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, 1d6+5 hell hounds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zro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zro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oncu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1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n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lit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l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ph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, 1d6+5 zombies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 1 hezrou, 1d3+1 vrocks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alk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3+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w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4+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yl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se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se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3+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 fi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d2, 1d3+1 cornugon, 1d3+1 hamatula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t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t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s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v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flamebr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aver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, n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1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er shad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sti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</table:table>
      <table:table table:name="Temperate Des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Des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Cold Forest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table table:name="Temperate Fo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Fo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Cold Hill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</table:table>
      <table:table table:name="Temperate H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</table:table>
      <table:table table:name="Warm H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</table:table>
      <table:table table:name="Cold Mountain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table table:name="Temperate Mount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Warm Mount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Cold Plain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</table:table>
      <table:table table:name="Temperate Pl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Warm Pl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Cold Swamp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</table:table>
      <table:table table:name="Temperate Sw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Warm Sw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Civilized" table:style-name="ta1">
        <table:table-column table:style-name="co2" table:number-columns-repeated="4" table:default-cell-style-name="ce1"/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mounts</text:p>
          </table:table-cell>
          <table:table-cell office:value-type="string" calcext:value-type="string">
            <text:p>EL</text:p>
          </table:table-cell>
        </table:table-row>
      </table:table>
      <table:named-expressions/>
      <table:database-ranges>
        <table:database-range table:name="__Anonymous_Sheet_DB__0" table:target-range-address="All.A1:All.D64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21:46:40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5:14.394000000</meta:creation-date>
    <dc:date>2015-12-18T00:28:10.530000000</dc:date>
    <meta:editing-duration>PT3H47M52S</meta:editing-duration>
    <meta:editing-cycles>32</meta:editing-cycles>
    <meta:generator>LibreOffice/5.0.3.2$Windows_x86 LibreOffice_project/e5f16313668ac592c1bfb310f4390624e3dbfb75</meta:generator>
    <meta:document-statistic meta:table-count="20" meta:cell-count="17725" meta:object-count="0"/>
  </office:meta>
</office:document-meta>
</file>